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24-02-0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23-01-18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22-01-26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20-02-18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9-02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7-12-1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6-12-09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6-01-06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6568" calcext:value-type="float">
            <text:p>54.8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5-08-25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4-12-03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4-09-24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3-12-1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2192" calcext:value-type="float">
            <text:p>57.1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3-01-0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2-02-02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3928" calcext:value-type="float">
            <text:p>56.57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11-01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9-12-19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9-01-2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8-01-2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7-01-0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6-01-1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5-01-1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4-01-27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3-01-2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750095485501</text:p>
          </table:table-cell>
          <table:table-cell office:value-type="string" calcext:value-type="string">
            <text:p>2002-01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